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7986in" table:align="left"/>
    </style:style>
    <style:style style:name="Table1.A" style:family="table-column">
      <style:table-column-properties style:column-width="1.7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9243in" table:align="left"/>
    </style:style>
    <style:style style:name="Table2.A" style:family="table-column">
      <style:table-column-properties style:column-width="4.924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049in" table:align="left"/>
    </style:style>
    <style:style style:name="Table3.A" style:family="table-column">
      <style:table-column-properties style:column-width="4.1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7986in" table:align="left"/>
    </style:style>
    <style:style style:name="Table4.A" style:family="table-column">
      <style:table-column-properties style:column-width="1.798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8486in" table:align="left"/>
    </style:style>
    <style:style style:name="Table5.A" style:family="table-column">
      <style:table-column-properties style:column-width="2.848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7986in" table:align="left"/>
    </style:style>
    <style:style style:name="Table6.A" style:family="table-column">
      <style:table-column-properties style:column-width="1.798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7986in" table:align="left"/>
    </style:style>
    <style:style style:name="Table7.A" style:family="table-column">
      <style:table-column-properties style:column-width="2.798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0486in" table:align="left"/>
    </style:style>
    <style:style style:name="Table9.A" style:family="table-column">
      <style:table-column-properties style:column-width="3.0486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885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853e" style:font-weight-asian="bold" style:font-weight-complex="bold"/>
    </style:style>
    <style:style style:name="T4" style:family="text">
      <style:text-properties fo:font-weight="bold" officeooo:rsid="0017cdcb" style:font-weight-asian="bold" style:font-weight-complex="bold"/>
    </style:style>
    <style:style style:name="T5" style:family="text">
      <style:text-properties fo:font-weight="bold" officeooo:rsid="0019c6d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19c6d8"/>
    </style:style>
    <style:style style:name="T8" style:family="text">
      <style:text-properties officeooo:rsid="0017cdcb"/>
    </style:style>
    <style:style style:name="T9" style:family="text">
      <style:text-properties style:font-name="AlArabiya"/>
    </style:style>
    <style:style style:name="T10" style:family="text">
      <style:text-properties style:font-name="AlArabiya" officeooo:rsid="0017cdcb"/>
    </style:style>
    <style:style style:name="T11" style:family="text">
      <style:text-properties style:font-name="AlArabiya" fo:font-weight="bold" officeooo:rsid="0008853e" style:font-weight-asian="bold" style:font-weight-complex="bold"/>
    </style:style>
    <style:style style:name="T12" style:family="text">
      <style:text-properties style:font-name="AlArabiya" fo:font-weight="bold" officeooo:rsid="0017cdcb" style:font-weight-asian="bold" style:font-weight-complex="bold"/>
    </style:style>
    <style:style style:name="T13" style:family="text">
      <style:text-properties style:font-name="AlArabiya" fo:font-weight="bold" officeooo:rsid="0019c6d8" style:font-weight-asian="bold" style:font-weight-complex="bold"/>
    </style:style>
    <style:style style:name="T14" style:family="text">
      <style:text-properties style:font-name="AlArabiya" officeooo:rsid="0019c6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<text:span text:style-name="T1">PiP</text:span></text:p>
      <text:p text:style-name="Standard">python get-pip.py</text:p>
      <text:p text:style-name="Standard">Install packages to be able to install python</text:p>
      <text:p text:style-name="Standard"/>
      <text:p text:style-name="Standard">sudo apt-get update</text:p>
      <text:p text:style-name="Standard">sudo apt-get install build-essential checkinstall</text:p>
      <text:p text:style-name="Standard">sudo apt-get install libreadline-gplv2-dev libncursesw5-dev libssl-dev libsqlite3-dev tk-dev libgdbm-dev libc6-dev libbz2-dev</text:p>
      <text:p text:style-name="Standard"><text:span text:style-name="T2">Download Python</text:span></text:p>
      <text:p text:style-name="Standard"/>
      <text:p text:style-name="Standard">cd /usr/src</text:p>
      <text:p text:style-name="Standard">sudo wget https://www.python.org/ftp/python/2.7.14/Python-2.7.14.tgz</text:p>
      <text:p text:style-name="Standard">extract the downloaded package. </text:p>
      <text:p text:style-name="Standard">sudo tar xzf Python-2.7.14.tgz</text:p>
      <text:p text:style-name="Standard"/>
      <text:p text:style-name="Standard">Compile Python Source </text:p>
      <text:p text:style-name="Standard">cd Python-2.7.14</text:p>
      <text:p text:style-name="Standard">sudo ./configure</text:p>
      <text:p text:style-name="Standard">sudo make altinstall</text:p>
      <text:p text:style-name="Standard">Install Setuptool using this command</text:p>
      <text:p text:style-name="Standard"><text:span text:style-name="T10"><text:tab/></text:span><text:span text:style-name="Source_20_Text"><text:span text:style-name="T9">sudo pip install -U setuptools</text:span></text:span></text:p>
      <text:p text:style-name="Standard"/>
      <text:p text:style-name="Standard">Install numpy using this Command</text:p>
      <text:p text:style-name="Standard"><text:span text:style-name="T10"><text:tab/></text:span><text:span text:style-name="Source_20_Text"><text:span text:style-name="T9">sudo pip install </text:span></text:span><text:span text:style-name="Source_20_Text"><text:span text:style-name="T10">numpy</text:span></text:span></text:p>
      <text:p text:style-name="Standard"/>
      <text:p text:style-name="Standard"><text:span text:style-name="Source_20_Text"><text:span text:style-name="T11">Install wheel using this command</text:span></text:span></text:p>
      <text:p text:style-name="Standard"><text:span text:style-name="Source_20_Text"><text:span text:style-name="T9"><text:tab/>sudo pip install </text:span></text:span><text:span text:style-name="Source_20_Text"><text:span text:style-name="T10">wheel</text:span></text:span></text:p>
      <text:p text:style-name="Standard"/>
      <text:p text:style-name="Standard"><text:span text:style-name="Source_20_Text"><text:span text:style-name="T12">Install GCC using These Commands</text:span></text:span></text:p>
      <text:p text:style-name="Standard"><text:span text:style-name="Source_20_Text"><text:span text:style-name="T9"><text:tab/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bookmark text:name="file-how-to-install-latest-gcc-on-ubuntu-lts-txt-LC8"/>sudo apt-get update &amp;&amp; \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bookmark text:name="file-how-to-install-latest-gcc-on-ubuntu-lts-txt-LC9"/>sudo apt-get install build-essential software-properties-common -y &amp;&amp; \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bookmark text:name="file-how-to-install-latest-gcc-on-ubuntu-lts-txt-LC10"/>sudo add-apt-repository ppa:ubuntu-toolchain-r/test -y &amp;&amp; \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Standard"><text:bookmark text:name="file-how-to-install-latest-gcc-on-ubuntu-lts-txt-LC11"/>sudo apt-get update &amp;&amp; \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><text:bookmark text:name="file-how-to-install-latest-gcc-on-ubuntu-lts-txt-LC12"/>sudo apt-get install gcc-snapshot -y &amp;&amp; \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bookmark text:name="file-how-to-install-latest-gcc-on-ubuntu-lts-txt-LC13"/>sudo apt-get update &amp;&amp; \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<text:bookmark text:name="file-how-to-install-latest-gcc-on-ubuntu-lts-txt-LC14"/>sudo apt-get install gcc-6 g++-6 -y &amp;&amp; \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<text:bookmark text:name="file-how-to-install-latest-gcc-on-ubuntu-lts-txt-LC15"/>sudo update-alternatives --install /usr/bin/gcc gcc /usr/bin/gcc-6 60 --slave /usr/bin/g++ g++ /usr/bin/g++-6 &amp;&amp; \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<text:bookmark text:name="file-how-to-install-latest-gcc-on-ubuntu-lts-txt-LC16"/>sudo apt-get install gcc-4.8 g++-4.8 -y &amp;&amp; \</text:p>
          </table:table-cell>
        </table:table-row>
      </table:table>
      <text:p text:style-name="Standard">sudo update-alternatives --install /usr/bin/gcc gcc /usr/bin/gcc-4.8 60 --slave /usr/bin/g++ g++ /usr/bin/g++-4.8;</text:p>
      <text:p text:style-name="Standard"><text:soft-page-break/><text:span text:style-name="Source_20_Text"><text:span text:style-name="T13">Install Nupic Using the Command</text:span></text:span></text:p>
      <text:p text:style-name="Standard"><text:span text:style-name="Source_20_Text"><text:span text:style-name="T9"><text:tab/>sudo apt-get install python-dev</text:span></text:span></text:p>
      <text:p text:style-name="Standard"><text:span text:style-name="Source_20_Text"><text:span text:style-name="T9"><text:tab/></text:span></text:span><text:span text:style-name="Source_20_Text"><text:span text:style-name="T14">sudo pip install nupi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8:14:37.263832038</meta:creation-date>
    <dc:date>2018-03-02T18:39:03.975539393</dc:date>
    <meta:editing-duration>PT9M15S</meta:editing-duration>
    <meta:editing-cycles>1</meta:editing-cycles>
    <meta:document-statistic meta:table-count="9" meta:image-count="0" meta:object-count="0" meta:page-count="2" meta:paragraph-count="36" meta:word-count="182" meta:character-count="1350" meta:non-whitespace-character-count="1199"/>
    <meta:generator>LibreOffice/4.2.8.2$Linux_X86_64 LibreOffice_project/420m0$Build-2</meta:generator>
  </office:meta>
</office:document-meta>
</file>